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3cm" fo:min-width="4.4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bottom" draw:auto-grow-height="false" fo:min-height="3.13cm" fo:min-width="6.48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bottom" draw:auto-grow-height="false" fo:min-height="4.63cm" fo:min-width="8.48cm" fo:padding-top="0.135cm" fo:padding-bottom="0.135cm" fo:padding-left="0.26cm" fo:padding-right="0.26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none"/>
      <style:paragraph-properties fo:text-align="center"/>
      <style:text-properties style:font-name="Times New Roman1" fo:font-size="12pt" style:font-size-asian="18pt" style:font-size-complex="18pt"/>
    </style:style>
    <style:style style:name="P3" style:family="paragraph">
      <style:paragraph-properties fo:line-height="150%" fo:text-align="center">
        <style:tab-stops/>
      </style:paragraph-properties>
    </style:style>
    <style:style style:name="P4" style:family="paragraph">
      <loext:graphic-properties draw:fill="none"/>
      <style:paragraph-properties fo:line-height="150%" fo:text-align="center">
        <style:tab-stops/>
      </style:paragraph-properties>
      <style:text-properties style:font-name="Times New Roman1" fo:font-size="12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style:font-name="Times New Roman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2.1cm" svg:y="1cm">
          <text:p text:style-name="P1"><text:span text:style-name="T1">Бесперапынная</text:span><text:span text:style-name="T1"><text:line-break/></text:span><text:span text:style-name="T1">інтэграцыя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3.4cm" svg:x="1.1cm" svg:y="0.6cm">
          <text:p text:style-name="P3"><text:span text:style-name="T1">Бесперапынная дастаўка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cm" svg:height="4.9cm" svg:x="0.1cm" svg:y="0.1cm">
          <text:p text:style-name="P5"><text:span text:style-name="T1">Бесперапыннае разгортванне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9.2cm" fo:page-height="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10:23:04.851976953</meta:creation-date>
    <dc:date>2019-03-30T10:27:53.346936005</dc:date>
    <meta:editing-duration>PT42S</meta:editing-duration>
    <meta:editing-cycles>1</meta:editing-cycles>
    <meta:generator>LibreOffice/6.1.5.2$Linux_X86_64 LibreOffice_project/10$Build-2</meta:generator>
    <meta:document-statistic meta:object-count="3"/>
  </office:meta>
</office:document-meta>
</file>